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475c" officeooo:paragraph-rsid="000a475c"/>
    </style:style>
    <style:style style:name="P2" style:family="paragraph" style:parent-style-name="Standard">
      <style:text-properties officeooo:rsid="000a475c" officeooo:paragraph-rsid="000ea6d1"/>
    </style:style>
    <style:style style:name="P3" style:family="paragraph" style:parent-style-name="Standard">
      <style:text-properties officeooo:rsid="000a475c" officeooo:paragraph-rsid="0010445d"/>
    </style:style>
    <style:style style:name="P4" style:family="paragraph" style:parent-style-name="Standard">
      <style:text-properties officeooo:rsid="000bca3d" officeooo:paragraph-rsid="000bca3d"/>
    </style:style>
    <style:style style:name="P5" style:family="paragraph" style:parent-style-name="Standard">
      <style:text-properties officeooo:rsid="000d6634" officeooo:paragraph-rsid="000d6634"/>
    </style:style>
    <style:style style:name="P6" style:family="paragraph" style:parent-style-name="Standard">
      <style:text-properties officeooo:rsid="000ea6d1" officeooo:paragraph-rsid="000ea6d1"/>
    </style:style>
    <style:style style:name="P7" style:family="paragraph" style:parent-style-name="Standard">
      <style:text-properties officeooo:rsid="000ea6d1" officeooo:paragraph-rsid="0010445d"/>
    </style:style>
    <style:style style:name="P8" style:family="paragraph" style:parent-style-name="Standard">
      <style:text-properties officeooo:rsid="0010445d" officeooo:paragraph-rsid="0010445d"/>
    </style:style>
    <style:style style:name="T1" style:family="text">
      <style:text-properties officeooo:rsid="000bca3d"/>
    </style:style>
    <style:style style:name="T2" style:family="text">
      <style:text-properties officeooo:rsid="000d6634"/>
    </style:style>
    <style:style style:name="T3" style:family="text">
      <style:text-properties officeooo:rsid="000ea6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a</text:p>
      <text:p text:style-name="P1">Parte 1: Introducción, planteamiento del problema, antecedentes, justificación</text:p>
      <text:p text:style-name="P1">Introducción: <text:span text:style-name="T1">Conforme la humanidad va avanzando en tecnología se van buscando nuevos métodos para saber lo que pasa dentro del cuerpo humano y monitorizar los signos vitales para saber sí se tiene un buen estado de salud.</text:span></text:p>
      <text:p text:style-name="P1"/>
      <text:p text:style-name="P5">Hoy en día en el mundo se estima que al menos un 50% de la población mayor a los 50 años presenta problemas relacionados con el corazón.</text:p>
      <text:p text:style-name="P5"/>
      <text:p text:style-name="P4">Entre estos signos vitales se encuentra la presión arterial, el cual es el de nuestro mayor interés. Esto debido a que nos da una visión de lo que pasa con el corazón, dado que una presión alta puede indicar hipertensión o esfuerzo de más por parte del corazón. Y una presión baja puede presentar una deficiencia en los niveles de azúcar en la sangre</text:p>
      <text:p text:style-name="P1"/>
      <text:p text:style-name="P1">Justificación:</text:p>
      <text:p text:style-name="P5">Este brazalete nos permitirá un monitoreo constante el cual vaya guardando registro de los pulsos por minuto, de la temperatura y de la PANI.</text:p>
      <text:p text:style-name="P5">El módulo de biomecánica se acredita dado que el brazalete contiene dos giroscopios para sensar que la posición del brazo sea la adecuada y que así se obtenga una medición acertada.</text:p>
      <text:p text:style-name="P5">El módulo de electrofisiología médica se acredita con el uso de sensores de oximetría, temperatura y presion arterial, sensando así signos vitales que pueden dar una noción más acertada de lo que está sucediendo</text:p>
      <text:p text:style-name="P5">El módulo de instrumentación se acredita con la elaboración de un brazalete el cual va a tener todos estos sensores <text:tab/>y puede ser analogado al monitor de signos vitales.</text:p>
      <text:p text:style-name="P1"/>
      <text:p text:style-name="P1">Guillermo</text:p>
      <text:p text:style-name="P1">Parte 2: <text:span text:style-name="T2">resultados y análisis de resultados</text:span></text:p>
      <text:p text:style-name="P5">Resultados:</text:p>
      <text:p text:style-name="P7">Ahora una demostración para explicar el funcionamiento de ambas partes concatenadas.</text:p>
      <text:p text:style-name="P7">Primero el sujeto se coloca el brazalete, después se ingresa a la aplicación y se conecta al brazalete. Una vez conectado se habilita la opción de iniciar la medición y el brazalete comienza a inflarse. </text:p>
      <text:p text:style-name="P7">Una vez terminado el proceso de inflado el microntrolador manda los datos al celular y esta la opción de guardar la medición en caso de que se quiera o está la opción de iniciar otra medición.</text:p>
      <text:p text:style-name="P7">Una vez guardada la medicion nos podemos ir al menu de informes, donde nos aparecerán los datos guardados, organizados por fecha.</text:p>
      <text:p text:style-name="P7">También está la opción de modificar los datos personales y de agregar una imagen de la persona.</text:p>
      <text:p text:style-name="P3"/>
      <text:p text:style-name="P8">Análisis de resultados:</text:p>
      <text:p text:style-name="P1"/>
      <text:p text:style-name="P1">Abel</text:p>
      <text:p text:style-name="P1">Parte 3: Metodología</text:p>
      <text:p text:style-name="P5">Para poder lograr acabo el proyecto este se dividio en dos partes fundamentales. La primera fue la programación de una aplicación móvil diseñada en el lenguaje dart con la extensión de flutter, la cual nos permiten hacer aplicaciones con estética y alta funcionalidad. En este mismo apartado se incluyo la programación del microcontrolador (el cual fue un ATMega 8), el cual fue programado en C con la librería avrdude, la cual nos permite programar <text:span text:style-name="T3">microcontroladores de la tecnología AVR. </text:span></text:p>
      <text:p text:style-name="P5"/>
      <text:p text:style-name="P6">El siguiente apartado fue el armado del brazalete donde se concateno el microcontrolador para sensar los sensores de posición, temperatura, presión y pulso. Para que el brazalete tuviera funcionalidad y <text:soft-page-break/>pudiera regresar a su estado original se utilizó un tipo de plástico, el cual tiene la capacidad de aguantar presiones que llegan a los 160mmHg (aunque lo que se utiliza aire, estas son las unidades en las que se presenta la PANI). Una vez teniendo la parte del brazalete que se infla se procedió a poner una espuma por debajo del brazalete, esto con el fin de que haya la menor incomodidad posible y también con el fin de poner los sensores que requieren de contacto con la persona que utilice el brazalete. El paso final fue colocal la tarjeta electrónica en el brazalete para que se comuniquen los sensores, el brazalete, el microcontrolador y nuestro celular. El celular y el brazalete se comunican por un modulo de bluetooth, el HC-05.</text:p>
      <text:p text:style-name="P6"/>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5T17:46:37.319442724</meta:creation-date>
    <meta:generator>LibreOffice/7.0.6.2$Linux_X86_64 LibreOffice_project/00$Build-2</meta:generator>
    <dc:date>2021-06-15T18:34:45.744941402</dc:date>
    <meta:editing-duration>PT29S</meta:editing-duration>
    <meta:editing-cycles>1</meta:editing-cycles>
    <meta:document-statistic meta:table-count="0" meta:image-count="0" meta:object-count="0" meta:page-count="2" meta:paragraph-count="23" meta:word-count="632" meta:character-count="3756" meta:non-whitespace-character-count="3144"/>
  </office:meta>
</office:document-meta>
</file>